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298in" svg:height="3.5449in" svg:x="9.9185in" svg:y="5.6992in">
            <draw:object draw:notify-on-update-of-ranges="Sheet1.B34:Sheet1.B34 Sheet1.B35:Sheet1.B39 Sheet1.C34:Sheet1.C34 Sheet1.C35:Sheet1.C39 Sheet1.D34:Sheet1.D34 Sheet1.D35:Sheet1.D39 Sheet1.E34:Sheet1.E34 Sheet1.E35:Sheet1.E39 Sheet1.F34:Sheet1.F34 Sheet1.F35:Sheet1.F39 Sheet1.G34:Sheet1.G34 Sheet1.G35:Sheet1.G39 Sheet1.H34:Sheet1.H34 Sheet1.H35:Sheet1.H39" xlink:href="./Object 1" xlink:type="simple" xlink:show="embed" xlink:actuate="onLoad">
              <loext:p/>
            </draw:object>
            <draw:image xlink:href="./ObjectReplacements/Object 1" xlink:type="simple" xlink:show="embed" xlink:actuate="onLoad"/>
          </draw:frame>
          <draw:frame draw:z-index="1" draw:style-name="gr1" draw:text-style-name="P1" svg:width="6.2988in" svg:height="3.5429in" svg:x="9.1669in" svg:y="2.0472in">
            <draw:object draw:notify-on-update-of-ranges="Sheet1.B18:Sheet1.B18 Sheet1.B19:Sheet1.B23 Sheet1.C18:Sheet1.C18 Sheet1.C19:Sheet1.C23 Sheet1.D18:Sheet1.D18 Sheet1.D19:Sheet1.D23 Sheet1.E18:Sheet1.E18 Sheet1.E19:Sheet1.E23 Sheet1.F18:Sheet1.F18 Sheet1.F19:Sheet1.F23 Sheet1.G18:Sheet1.G18 Sheet1.G19:Sheet1.G23 Sheet1.H18:Sheet1.H18 Sheet1.H19:Sheet1.H23" xlink:href="./Object 2" xlink:type="simple" xlink:show="embed" xlink:actuate="onLoad">
              <loext:p/>
            </draw:object>
            <draw:image xlink:href="./ObjectReplacements/Object 2" xlink:type="simple" xlink:show="embed" xlink:actuate="onLoad"/>
          </draw:frame>
        </table:shapes>
        <table:table-column table:style-name="co1" table:number-columns-repeated="15" table:default-cell-style-name="Default"/>
        <table:table-row table:style-name="ro1">
          <table:table-cell table:number-columns-repeated="2"/>
          <table:table-cell office:value-type="string" calcext:value-type="string">
            <text:p>Array_Sum</text:p>
          </table:table-cell>
          <table:table-cell table:style-name="ce1" office:value-type="string" calcext:value-type="string" table:number-columns-spanned="2" table:number-rows-spanned="1">
            <text:p>Threaded_Array_Sum</text:p>
          </table:table-cell>
          <table:covered-table-cell/>
          <table:table-cell table:number-columns-repeated="10"/>
        </table:table-row>
        <table:table-row table:style-name="ro1">
          <table:table-cell table:number-columns-repeated="2"/>
          <table:table-cell office:value-type="string" calcext:value-type="string">
            <text:p>Java</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ime Units</text:p>
          </table:table-cell>
          <table:table-cell table:number-columns-repeated="6"/>
        </table:table-row>
        <table:table-row table:style-name="ro1">
          <table:table-cell office:value-type="float" office:value="5" calcext:value-type="float">
            <text:p>5</text:p>
          </table:table-cell>
          <table:table-cell office:value-type="float" office:value="150" calcext:value-type="float">
            <text:p>150</text:p>
          </table:table-cell>
          <table:table-cell office:value-type="float" office:value="1353" calcext:value-type="float">
            <text:p>1353</text:p>
          </table:table-cell>
          <table:table-cell office:value-type="float" office:value="196025" calcext:value-type="float">
            <text:p>196025</text:p>
          </table:table-cell>
          <table:table-cell office:value-type="float" office:value="397721" calcext:value-type="float">
            <text:p>397721</text:p>
          </table:table-cell>
          <table:table-cell office:value-type="float" office:value="478149" calcext:value-type="float">
            <text:p>478149</text:p>
          </table:table-cell>
          <table:table-cell office:value-type="float" office:value="528119" calcext:value-type="float">
            <text:p>528119</text:p>
          </table:table-cell>
          <table:table-cell office:value-type="float" office:value="1078923" calcext:value-type="float">
            <text:p>1078923</text:p>
          </table:table-cell>
          <table:table-cell table:number-columns-repeated="7"/>
        </table:table-row>
        <table:table-row table:style-name="ro1">
          <table:table-cell office:value-type="float" office:value="1000" calcext:value-type="float">
            <text:p>1000</text:p>
          </table:table-cell>
          <table:table-cell office:value-type="float" office:value="50104" calcext:value-type="float">
            <text:p>50104</text:p>
          </table:table-cell>
          <table:table-cell office:value-type="float" office:value="12523" calcext:value-type="float">
            <text:p>12523</text:p>
          </table:table-cell>
          <table:table-cell office:value-type="float" office:value="297913" calcext:value-type="float">
            <text:p>297913</text:p>
          </table:table-cell>
          <table:table-cell office:value-type="float" office:value="482650" calcext:value-type="float">
            <text:p>482650</text:p>
          </table:table-cell>
          <table:table-cell office:value-type="float" office:value="663913" calcext:value-type="float">
            <text:p>663913</text:p>
          </table:table-cell>
          <table:table-cell office:value-type="float" office:value="814530" calcext:value-type="float">
            <text:p>814530</text:p>
          </table:table-cell>
          <table:table-cell office:value-type="float" office:value="799134" calcext:value-type="float">
            <text:p>799134</text:p>
          </table:table-cell>
          <table:table-cell table:number-columns-repeated="7"/>
        </table:table-row>
        <table:table-row table:style-name="ro1">
          <table:table-cell office:value-type="float" office:value="10000" calcext:value-type="float">
            <text:p>10000</text:p>
          </table:table-cell>
          <table:table-cell office:value-type="float" office:value="506090" calcext:value-type="float">
            <text:p>506090</text:p>
          </table:table-cell>
          <table:table-cell office:value-type="float" office:value="113677" calcext:value-type="float">
            <text:p>113677</text:p>
          </table:table-cell>
          <table:table-cell office:value-type="float" office:value="391473" calcext:value-type="float">
            <text:p>391473</text:p>
          </table:table-cell>
          <table:table-cell office:value-type="float" office:value="518951" calcext:value-type="float">
            <text:p>518951</text:p>
          </table:table-cell>
          <table:table-cell office:value-type="float" office:value="590715" calcext:value-type="float">
            <text:p>590715</text:p>
          </table:table-cell>
          <table:table-cell office:value-type="float" office:value="1091101" calcext:value-type="float">
            <text:p>1091101</text:p>
          </table:table-cell>
          <table:table-cell office:value-type="float" office:value="1068434" calcext:value-type="float">
            <text:p>1068434</text:p>
          </table:table-cell>
          <table:table-cell table:number-columns-repeated="7"/>
        </table:table-row>
        <table:table-row table:style-name="ro1">
          <table:table-cell office:value-type="float" office:value="100000" calcext:value-type="float">
            <text:p>100000</text:p>
          </table:table-cell>
          <table:table-cell office:value-type="float" office:value="5059169" calcext:value-type="float">
            <text:p>5059169</text:p>
          </table:table-cell>
          <table:table-cell office:value-type="float" office:value="918685" calcext:value-type="float">
            <text:p>918685</text:p>
          </table:table-cell>
          <table:table-cell office:value-type="float" office:value="1160038" calcext:value-type="float">
            <text:p>1160038</text:p>
          </table:table-cell>
          <table:table-cell office:value-type="float" office:value="1510487" calcext:value-type="float">
            <text:p>1510487</text:p>
          </table:table-cell>
          <table:table-cell office:value-type="float" office:value="1339419" calcext:value-type="float">
            <text:p>1339419</text:p>
          </table:table-cell>
          <table:table-cell office:value-type="float" office:value="1609519" calcext:value-type="float">
            <text:p>1609519</text:p>
          </table:table-cell>
          <table:table-cell office:value-type="float" office:value="1648809" calcext:value-type="float">
            <text:p>1648809</text:p>
          </table:table-cell>
          <table:table-cell table:number-columns-repeated="7"/>
        </table:table-row>
        <table:table-row table:style-name="ro1">
          <table:table-cell office:value-type="float" office:value="1000000" calcext:value-type="float">
            <text:p>1000000</text:p>
          </table:table-cell>
          <table:table-cell office:value-type="float" office:value="50473230" calcext:value-type="float">
            <text:p>50473230</text:p>
          </table:table-cell>
          <table:table-cell office:value-type="float" office:value="2317819" calcext:value-type="float">
            <text:p>2317819</text:p>
          </table:table-cell>
          <table:table-cell office:value-type="float" office:value="3423965" calcext:value-type="float">
            <text:p>3423965</text:p>
          </table:table-cell>
          <table:table-cell office:value-type="float" office:value="6965563" calcext:value-type="float">
            <text:p>6965563</text:p>
          </table:table-cell>
          <table:table-cell office:value-type="float" office:value="7940612" calcext:value-type="float">
            <text:p>7940612</text:p>
          </table:table-cell>
          <table:table-cell office:value-type="float" office:value="10880555" calcext:value-type="float">
            <text:p>10880555</text:p>
          </table:table-cell>
          <table:table-cell office:value-type="float" office:value="11596608" calcext:value-type="float">
            <text:p>11596608</text:p>
          </table:table-cell>
          <table:table-cell table:number-columns-repeated="7"/>
        </table:table-row>
        <table:table-row table:style-name="ro1">
          <table:table-cell table:number-columns-repeated="15"/>
        </table:table-row>
        <table:table-row table:style-name="ro1">
          <table:table-cell office:value-type="string" calcext:value-type="string">
            <text:p>Java 1</text:p>
          </table:table-cell>
          <table:table-cell table:style-name="ce1" office:value-type="string" calcext:value-type="string" table:number-columns-spanned="8" table:number-rows-spanned="1">
            <text:p>From the result I got Array_Sum seems to get lower Time Units than the Threaded_Array_Sum’s Time Units</text:p>
          </table:table-cell>
          <table:covered-table-cell table:number-columns-repeated="7"/>
          <table:table-cell table:number-columns-repeated="6"/>
        </table:table-row>
        <table:table-row table:style-name="ro1">
          <table:table-cell office:value-type="string" calcext:value-type="string">
            <text:p>Java 2</text:p>
          </table:table-cell>
          <table:table-cell table:style-name="ce1" office:value-type="string" calcext:value-type="string" table:number-columns-spanned="14" table:number-rows-spanned="1">
            <text:p>It seems like that the timers unit is getting larger the more threads we use. And it is significantly larger then the single threads of each time we increase the amount of threads</text:p>
          </table:table-cell>
          <table:covered-table-cell table:number-columns-repeated="13"/>
        </table:table-row>
        <table:table-row table:style-name="ro1">
          <table:table-cell office:value-type="string" calcext:value-type="string">
            <text:p>Java 3</text:p>
          </table:table-cell>
          <table:table-cell table:style-name="ce1" office:value-type="string" calcext:value-type="string" table:number-columns-spanned="9" table:number-rows-spanned="1">
            <text:p>Because by using more threads means each threads will have to wait for another threads to finish its slice of the array. </text:p>
          </table:table-cell>
          <table:covered-table-cell table:number-columns-repeated="8"/>
          <table:table-cell table:number-columns-repeated="5"/>
        </table:table-row>
        <table:table-row table:style-name="ro1">
          <table:table-cell office:value-type="string" calcext:value-type="string">
            <text:p>Java 4</text:p>
          </table:table-cell>
          <table:table-cell table:style-name="ce1" office:value-type="string" calcext:value-type="string" table:number-columns-spanned="9" table:number-rows-spanned="1">
            <text:p>It took much much longer than when the JIT compiler was disabled but with the time units it seems to be much lower.</text:p>
          </table:table-cell>
          <table:covered-table-cell table:number-columns-repeated="8"/>
          <table:table-cell table:number-columns-repeated="5"/>
        </table:table-row>
        <table:table-row table:style-name="ro1" table:number-rows-repeated="4">
          <table:table-cell table:number-columns-repeated="15"/>
        </table:table-row>
        <table:table-row table:style-name="ro1">
          <table:table-cell table:number-columns-repeated="2"/>
          <table:table-cell office:value-type="string" calcext:value-type="string">
            <text:p>Array_Sum</text:p>
          </table:table-cell>
          <table:table-cell table:style-name="ce1" office:value-type="string" calcext:value-type="string" table:number-columns-spanned="2" table:number-rows-spanned="1">
            <text:p>Threaded_Array_Sum</text:p>
          </table:table-cell>
          <table:covered-table-cell/>
          <table:table-cell table:number-columns-repeated="10"/>
        </table:table-row>
        <table:table-row table:style-name="ro1">
          <table:table-cell table:number-columns-repeated="2"/>
          <table:table-cell office:value-type="string" calcext:value-type="string">
            <text:p>Array_Sum</text:p>
          </table:table-cell>
          <table:table-cell office:value-type="string" calcext:value-type="string">
            <text:p>#1</text:p>
          </table:table-cell>
          <table:table-cell office:value-type="string" calcext:value-type="string">
            <text:p>#2</text:p>
          </table:table-cell>
          <table:table-cell office:value-type="string" calcext:value-type="string">
            <text:p>#3</text:p>
          </table:table-cell>
          <table:table-cell office:value-type="string" calcext:value-type="string">
            <text:p>#4</text:p>
          </table:table-cell>
          <table:table-cell office:value-type="string" calcext:value-type="string">
            <text:p>#5</text:p>
          </table:table-cell>
          <table:table-cell table:number-columns-repeated="7"/>
        </table:table-row>
        <table:table-row table:style-name="ro1">
          <table:table-cell/>
          <table:table-cell office:value-type="string" calcext:value-type="string">
            <text:p>5numbers.txt</text:p>
          </table:table-cell>
          <table:table-cell office:value-type="float" office:value="0.000000821" calcext:value-type="float">
            <text:p>8.21E-07</text:p>
          </table:table-cell>
          <table:table-cell office:value-type="float" office:value="0.000012023" calcext:value-type="float">
            <text:p>1.2023E-05</text:p>
          </table:table-cell>
          <table:table-cell office:value-type="float" office:value="0.000376663" calcext:value-type="float">
            <text:p>0.000376663</text:p>
          </table:table-cell>
          <table:table-cell office:value-type="float" office:value="0.000650893" calcext:value-type="float">
            <text:p>0.000650893</text:p>
          </table:table-cell>
          <table:table-cell office:value-type="float" office:value="0.001197044" calcext:value-type="float">
            <text:p>0.001197044</text:p>
          </table:table-cell>
          <table:table-cell office:value-type="float" office:value="0.001182201" calcext:value-type="float">
            <text:p>0.001182201</text:p>
          </table:table-cell>
          <table:table-cell table:number-columns-repeated="7"/>
        </table:table-row>
        <table:table-row table:style-name="ro1">
          <table:table-cell/>
          <table:table-cell office:value-type="string" calcext:value-type="string">
            <text:p>1000numbers.txt</text:p>
          </table:table-cell>
          <table:table-cell office:value-type="float" office:value="0.000010922" calcext:value-type="float">
            <text:p>1.0922E-05</text:p>
          </table:table-cell>
          <table:table-cell office:value-type="float" office:value="0.000004844" calcext:value-type="float">
            <text:p>4.844E-06</text:p>
          </table:table-cell>
          <table:table-cell office:value-type="float" office:value="0.000602974" calcext:value-type="float">
            <text:p>0.000602974</text:p>
          </table:table-cell>
          <table:table-cell office:value-type="float" office:value="0.000970656" calcext:value-type="float">
            <text:p>0.000970656</text:p>
          </table:table-cell>
          <table:table-cell office:value-type="float" office:value="0.00101647" calcext:value-type="float">
            <text:p>0.00101647</text:p>
          </table:table-cell>
          <table:table-cell office:value-type="float" office:value="0.001348687" calcext:value-type="float">
            <text:p>0.001348687</text:p>
          </table:table-cell>
          <table:table-cell table:number-columns-repeated="7"/>
        </table:table-row>
        <table:table-row table:style-name="ro1">
          <table:table-cell/>
          <table:table-cell office:value-type="string" calcext:value-type="string">
            <text:p>10000numbers.txt</text:p>
          </table:table-cell>
          <table:table-cell office:value-type="float" office:value="0.000018582" calcext:value-type="float">
            <text:p>1.8582E-05</text:p>
          </table:table-cell>
          <table:table-cell office:value-type="float" office:value="0.00002195" calcext:value-type="float">
            <text:p>2.195E-05</text:p>
          </table:table-cell>
          <table:table-cell office:value-type="float" office:value="0.000305204" calcext:value-type="float">
            <text:p>0.000305204</text:p>
          </table:table-cell>
          <table:table-cell office:value-type="float" office:value="0.000422146" calcext:value-type="float">
            <text:p>0.000422146</text:p>
          </table:table-cell>
          <table:table-cell office:value-type="float" office:value="0.000269311" calcext:value-type="float">
            <text:p>0.000269311</text:p>
          </table:table-cell>
          <table:table-cell office:value-type="float" office:value="0.000628029" calcext:value-type="float">
            <text:p>0.000628029</text:p>
          </table:table-cell>
          <table:table-cell table:number-columns-repeated="7"/>
        </table:table-row>
        <table:table-row table:style-name="ro1">
          <table:table-cell/>
          <table:table-cell office:value-type="string" calcext:value-type="string">
            <text:p>100000numbers.txt</text:p>
          </table:table-cell>
          <table:table-cell office:value-type="float" office:value="0.000190615" calcext:value-type="float">
            <text:p>0.000190615</text:p>
          </table:table-cell>
          <table:table-cell office:value-type="float" office:value="0.000193596" calcext:value-type="float">
            <text:p>0.000193596</text:p>
          </table:table-cell>
          <table:table-cell office:value-type="float" office:value="0.000292453" calcext:value-type="float">
            <text:p>0.000292453</text:p>
          </table:table-cell>
          <table:table-cell office:value-type="float" office:value="0.000522445" calcext:value-type="float">
            <text:p>0.000522445</text:p>
          </table:table-cell>
          <table:table-cell office:value-type="float" office:value="0.000412646" calcext:value-type="float">
            <text:p>0.000412646</text:p>
          </table:table-cell>
          <table:table-cell office:value-type="float" office:value="0.000470423" calcext:value-type="float">
            <text:p>0.000470423</text:p>
          </table:table-cell>
          <table:table-cell table:number-columns-repeated="7"/>
        </table:table-row>
        <table:table-row table:style-name="ro1">
          <table:table-cell/>
          <table:table-cell office:value-type="string" calcext:value-type="string">
            <text:p>1000000numbers.txt</text:p>
          </table:table-cell>
          <table:table-cell office:value-type="float" office:value="0.001909114" calcext:value-type="float">
            <text:p>0.001909114</text:p>
          </table:table-cell>
          <table:table-cell office:value-type="float" office:value="0.002066942" calcext:value-type="float">
            <text:p>0.002066942</text:p>
          </table:table-cell>
          <table:table-cell office:value-type="float" office:value="0.001359266" calcext:value-type="float">
            <text:p>0.001359266</text:p>
          </table:table-cell>
          <table:table-cell office:value-type="float" office:value="0.00110609" calcext:value-type="float">
            <text:p>0.00110609</text:p>
          </table:table-cell>
          <table:table-cell office:value-type="float" office:value="0.001077496" calcext:value-type="float">
            <text:p>0.001077496</text:p>
          </table:table-cell>
          <table:table-cell office:value-type="float" office:value="0.00103655" calcext:value-type="float">
            <text:p>0.00103655</text:p>
          </table:table-cell>
          <table:table-cell table:number-columns-repeated="7"/>
        </table:table-row>
        <table:table-row table:style-name="ro1">
          <table:table-cell table:number-columns-repeated="15"/>
        </table:table-row>
        <table:table-row table:style-name="ro1">
          <table:table-cell office:value-type="string" calcext:value-type="string">
            <text:p>Ada 1</text:p>
          </table:table-cell>
          <table:table-cell table:style-name="ce1" office:value-type="string" calcext:value-type="string" table:number-columns-spanned="7" table:number-rows-spanned="1">
            <text:p>There aren’t much different between tasked_array_sum with 1 thread to the array_sum </text:p>
          </table:table-cell>
          <table:covered-table-cell table:number-columns-repeated="6"/>
          <table:table-cell table:number-columns-repeated="7"/>
        </table:table-row>
        <table:table-row table:style-name="ro1">
          <table:table-cell office:value-type="string" calcext:value-type="string">
            <text:p>Ada 2</text:p>
          </table:table-cell>
          <table:table-cell table:style-name="ce1" office:value-type="string" calcext:value-type="string">
            <text:p>The more thread we use the more time it gets added to it for first and later it seems it gets shorter the bigger the array gets as we can see in the million array file it is fastest in 5 thread <text:s/></text:p>
          </table:table-cell>
          <table:table-cell table:number-columns-repeated="13"/>
        </table:table-row>
        <table:table-row table:style-name="ro1">
          <table:table-cell office:value-type="string" calcext:value-type="string">
            <text:p>Ada 3</text:p>
          </table:table-cell>
          <table:table-cell table:style-name="ce1" office:value-type="string" calcext:value-type="string" table:number-columns-spanned="9" table:number-rows-spanned="1">
            <text:p>It seems like when it reaches more than like 100000 array for 2 threads and for 4 threads it seems like at a 1000000 array</text:p>
          </table:table-cell>
          <table:covered-table-cell table:number-columns-repeated="8"/>
          <table:table-cell table:number-columns-repeated="5"/>
        </table:table-row>
        <table:table-row table:style-name="ro1">
          <table:table-cell office:value-type="string" calcext:value-type="string">
            <text:p>Ada 4</text:p>
          </table:table-cell>
          <table:table-cell office:value-type="string" calcext:value-type="string">
            <text:p>Ada seems like it is faster when compared to the java times. </text:p>
          </table:table-cell>
          <table:table-cell table:number-columns-repeated="13"/>
        </table:table-row>
        <table:table-row table:style-name="ro1" table:number-rows-repeated="5">
          <table:table-cell table:number-columns-repeated="15"/>
        </table:table-row>
        <table:table-row table:style-name="ro1">
          <table:table-cell table:number-columns-repeated="2"/>
          <table:table-cell office:value-type="string" calcext:value-type="string">
            <text:p>Array_Sum</text:p>
          </table:table-cell>
          <table:table-cell office:value-type="string" calcext:value-type="string">
            <text:p>#1</text:p>
          </table:table-cell>
          <table:table-cell office:value-type="string" calcext:value-type="string">
            <text:p>#2</text:p>
          </table:table-cell>
          <table:table-cell office:value-type="string" calcext:value-type="string">
            <text:p>#3</text:p>
          </table:table-cell>
          <table:table-cell office:value-type="string" calcext:value-type="string">
            <text:p>#4</text:p>
          </table:table-cell>
          <table:table-cell office:value-type="string" calcext:value-type="string">
            <text:p>#5</text:p>
          </table:table-cell>
          <table:table-cell table:number-columns-repeated="7"/>
        </table:table-row>
        <table:table-row table:style-name="ro1">
          <table:table-cell/>
          <table:table-cell office:value-type="string" calcext:value-type="string">
            <text:p>5numbers.txt</text:p>
          </table:table-cell>
          <table:table-cell office:value-type="float" office:value="0.000001148" calcext:value-type="float">
            <text:p>1.148E-06</text:p>
          </table:table-cell>
          <table:table-cell office:value-type="float" office:value="0.000003276" calcext:value-type="float">
            <text:p>3.276E-06</text:p>
          </table:table-cell>
          <table:table-cell office:value-type="float" office:value="0.00026451" calcext:value-type="float">
            <text:p>0.00026451</text:p>
          </table:table-cell>
          <table:table-cell office:value-type="float" office:value="0.000341159" calcext:value-type="float">
            <text:p>0.000341159</text:p>
          </table:table-cell>
          <table:table-cell office:value-type="float" office:value="0.000358084" calcext:value-type="float">
            <text:p>0.000358084</text:p>
          </table:table-cell>
          <table:table-cell office:value-type="float" office:value="0.000452074" calcext:value-type="float">
            <text:p>0.000452074</text:p>
          </table:table-cell>
          <table:table-cell table:number-columns-repeated="7"/>
        </table:table-row>
        <table:table-row table:style-name="ro1">
          <table:table-cell/>
          <table:table-cell office:value-type="string" calcext:value-type="string">
            <text:p>1000numbers.txt</text:p>
          </table:table-cell>
          <table:table-cell office:value-type="float" office:value="0.00002246" calcext:value-type="float">
            <text:p>2.246E-05</text:p>
          </table:table-cell>
          <table:table-cell office:value-type="float" office:value="0.000028749" calcext:value-type="float">
            <text:p>2.8749E-05</text:p>
          </table:table-cell>
          <table:table-cell office:value-type="float" office:value="0.000330126" calcext:value-type="float">
            <text:p>0.000330126</text:p>
          </table:table-cell>
          <table:table-cell office:value-type="float" office:value="0.000339177" calcext:value-type="float">
            <text:p>0.000339177</text:p>
          </table:table-cell>
          <table:table-cell office:value-type="float" office:value="0.00045616" calcext:value-type="float">
            <text:p>0.00045616</text:p>
          </table:table-cell>
          <table:table-cell office:value-type="float" office:value="0.000531875" calcext:value-type="float">
            <text:p>0.000531875</text:p>
          </table:table-cell>
          <table:table-cell table:number-columns-repeated="7"/>
        </table:table-row>
        <table:table-row table:style-name="ro1">
          <table:table-cell/>
          <table:table-cell office:value-type="string" calcext:value-type="string">
            <text:p>10000numbers.txt</text:p>
          </table:table-cell>
          <table:table-cell office:value-type="float" office:value="0.000210919" calcext:value-type="float">
            <text:p>0.000210919</text:p>
          </table:table-cell>
          <table:table-cell office:value-type="float" office:value="0.000242763" calcext:value-type="float">
            <text:p>0.000242763</text:p>
          </table:table-cell>
          <table:table-cell office:value-type="float" office:value="0.000459286" calcext:value-type="float">
            <text:p>0.000459286</text:p>
          </table:table-cell>
          <table:table-cell office:value-type="float" office:value="0.000539421" calcext:value-type="float">
            <text:p>0.000539421</text:p>
          </table:table-cell>
          <table:table-cell office:value-type="float" office:value="0.00063019" calcext:value-type="float">
            <text:p>0.00063019</text:p>
          </table:table-cell>
          <table:table-cell office:value-type="float" office:value="0.000743418" calcext:value-type="float">
            <text:p>0.000743418</text:p>
          </table:table-cell>
          <table:table-cell table:number-columns-repeated="7"/>
        </table:table-row>
        <table:table-row table:style-name="ro1">
          <table:table-cell/>
          <table:table-cell office:value-type="string" calcext:value-type="string">
            <text:p>100000numbers.txt</text:p>
          </table:table-cell>
          <table:table-cell office:value-type="float" office:value="0.001954441" calcext:value-type="float">
            <text:p>0.001954441</text:p>
          </table:table-cell>
          <table:table-cell office:value-type="float" office:value="0.002473316" calcext:value-type="float">
            <text:p>0.002473316</text:p>
          </table:table-cell>
          <table:table-cell office:value-type="float" office:value="0.002575108" calcext:value-type="float">
            <text:p>0.002575108</text:p>
          </table:table-cell>
          <table:table-cell office:value-type="float" office:value="0.002713138" calcext:value-type="float">
            <text:p>0.002713138</text:p>
          </table:table-cell>
          <table:table-cell office:value-type="float" office:value="0.00283204" calcext:value-type="float">
            <text:p>0.00283204</text:p>
          </table:table-cell>
          <table:table-cell office:value-type="float" office:value="0.002778144" calcext:value-type="float">
            <text:p>0.002778144</text:p>
          </table:table-cell>
          <table:table-cell table:number-columns-repeated="7"/>
        </table:table-row>
        <table:table-row table:style-name="ro1">
          <table:table-cell/>
          <table:table-cell office:value-type="string" calcext:value-type="string">
            <text:p>1000000numbers.txt</text:p>
          </table:table-cell>
          <table:table-cell office:value-type="float" office:value="0.020699272" calcext:value-type="float">
            <text:p>0.020699272</text:p>
          </table:table-cell>
          <table:table-cell office:value-type="float" office:value="0.024801032" calcext:value-type="float">
            <text:p>0.024801032</text:p>
          </table:table-cell>
          <table:table-cell office:value-type="float" office:value="0.024259644" calcext:value-type="float">
            <text:p>0.024259644</text:p>
          </table:table-cell>
          <table:table-cell office:value-type="float" office:value="0.026289818" calcext:value-type="float">
            <text:p>0.026289818</text:p>
          </table:table-cell>
          <table:table-cell office:value-type="float" office:value="0.026006108" calcext:value-type="float">
            <text:p>0.026006108</text:p>
          </table:table-cell>
          <table:table-cell office:value-type="float" office:value="0.026854152" calcext:value-type="float">
            <text:p>0.026854152</text:p>
          </table:table-cell>
          <table:table-cell table:number-columns-repeated="7"/>
        </table:table-row>
        <table:table-row table:style-name="ro1">
          <table:table-cell table:number-columns-repeated="15"/>
        </table:table-row>
        <table:table-row table:style-name="ro1">
          <table:table-cell office:value-type="string" calcext:value-type="string">
            <text:p>Ruby 1</text:p>
          </table:table-cell>
          <table:table-cell office:value-type="string" calcext:value-type="string">
            <text:p>array_sum seems to be somewhat faster but not with a significant different of speed when only used 1 thread.</text:p>
          </table:table-cell>
          <table:table-cell table:number-columns-repeated="13"/>
        </table:table-row>
        <table:table-row table:style-name="ro1">
          <table:table-cell office:value-type="string" calcext:value-type="string">
            <text:p>Ruby 2</text:p>
          </table:table-cell>
          <table:table-cell table:style-name="ce1" office:value-type="string" calcext:value-type="string" table:number-columns-spanned="10" table:number-rows-spanned="1">
            <text:p>For smaller array it doesn’t seem to be the fastest however when it reached million array file it is fastest. When it reached 5 threads</text:p>
          </table:table-cell>
          <table:covered-table-cell table:number-columns-repeated="9"/>
          <table:table-cell table:number-columns-repeated="4"/>
        </table:table-row>
        <table:table-row table:style-name="ro1">
          <table:table-cell office:value-type="string" calcext:value-type="string">
            <text:p>Ruby 3</text:p>
          </table:table-cell>
          <table:table-cell table:style-name="ce1" office:value-type="string" calcext:value-type="string" table:number-columns-spanned="6" table:number-rows-spanned="1">
            <text:p>Ruby seems to be slower than the Ada in the bigger files but fast for smaller files</text:p>
          </table:table-cell>
          <table:covered-table-cell table:number-columns-repeated="5"/>
          <table:table-cell table:number-columns-repeated="8"/>
        </table:table-row>
        <table:table-row table:style-name="ro1">
          <table:table-cell office:value-type="string" calcext:value-type="string">
            <text:p>Ruby 4</text:p>
          </table:table-cell>
          <table:table-cell table:style-name="ce1" office:value-type="string" calcext:value-type="string" table:number-columns-spanned="8" table:number-rows-spanned="1">
            <text:p>Their multi-threading uses Green threads which is single process thread but splits that to do the job separately <text:s/></text:p>
          </table:table-cell>
          <table:covered-table-cell table:number-columns-repeated="7"/>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8">00/00/0000</text:date>, <text:time style:data-style-name="N2" text:time-value="12:25:23.2784243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3T22:10:18.228679392</meta:creation-date>
    <meta:generator>LibreOffice/6.4.7.2$Linux_X86_64 LibreOffice_project/40$Build-2</meta:generator>
    <dc:date>2022-04-08T14:06:35.581065895</dc:date>
    <meta:editing-duration>PT3H37M5S</meta:editing-duration>
    <meta:editing-cycles>131</meta:editing-cycles>
    <meta:document-statistic meta:table-count="1" meta:cell-count="157" meta:object-count="2"/>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0.027" chart:interval-major="0.004"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9.005cm" xlink:href=".." xlink:type="simple" chart:class="chart:bar" chart:style-name="ch1">
        <chart:title svg:x="4.886cm" svg:y="0.316cm" chart:style-name="ch2">
          <text:p>Ruby threaded_array_sum Bar</text:p>
        </chart:title>
        <chart:legend chart:legend-position="top" svg:x="4.579cm" svg:y="1.28cm" style:legend-expansion="wide" chart:style-name="ch3"/>
        <chart:plot-area chart:style-name="ch4" table:cell-range-address="Sheet1.B34:Sheet1.H39" chart:data-source-has-labels="both" svg:x="0.319cm" svg:y="2.058cm" svg:width="15.36cm" svg:height="6.767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641cm" svg:y="2.058cm" svg:width="13.919cm" svg:height="4.1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Sheet1.B35:Sheet1.B39"/>
          </chart:axis>
          <chart:axis chart:dimension="y" chart:name="primary-y" chart:style-name="ch6">
            <chart:grid chart:style-name="ch7" chart:class="major"/>
          </chart:axis>
          <chart:axis chart:dimension="z" chart:name="primary-z" chart:style-name="ch8"/>
          <chart:series chart:style-name="ch9" chart:values-cell-range-address="Sheet1.C35:Sheet1.C39" chart:label-cell-address="Sheet1.C34:Sheet1.C34" chart:class="chart:bar">
            <chart:data-point chart:repeated="5"/>
          </chart:series>
          <chart:series chart:style-name="ch10" chart:values-cell-range-address="Sheet1.D35:Sheet1.D39" chart:label-cell-address="Sheet1.D34:Sheet1.D34" chart:class="chart:bar">
            <chart:data-point chart:repeated="5"/>
          </chart:series>
          <chart:series chart:style-name="ch11" chart:values-cell-range-address="Sheet1.E35:Sheet1.E39" chart:label-cell-address="Sheet1.E34:Sheet1.E34" chart:class="chart:bar">
            <chart:data-point chart:repeated="5"/>
          </chart:series>
          <chart:series chart:style-name="ch12" chart:values-cell-range-address="Sheet1.F35:Sheet1.F39" chart:label-cell-address="Sheet1.F34:Sheet1.F34" chart:class="chart:bar">
            <chart:data-point chart:repeated="5"/>
          </chart:series>
          <chart:series chart:style-name="ch13" chart:values-cell-range-address="Sheet1.G35:Sheet1.G39" chart:label-cell-address="Sheet1.G34:Sheet1.G34" chart:class="chart:bar">
            <chart:data-point chart:repeated="5"/>
          </chart:series>
          <chart:series chart:style-name="ch14" chart:values-cell-range-address="Sheet1.H35:Sheet1.H39" chart:label-cell-address="Sheet1.H34:Sheet1.H34" chart:class="chart:bar">
            <chart:data-point chart:repeated="5"/>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Array_Sum</text:p>
                <draw:g>
                  <svg:desc>Sheet1.C34:Sheet1.C34</svg:desc>
                </draw:g>
              </table:table-cell>
              <table:table-cell office:value-type="string">
                <text:p>#1</text:p>
                <draw:g>
                  <svg:desc>Sheet1.D34:Sheet1.D34</svg:desc>
                </draw:g>
              </table:table-cell>
              <table:table-cell office:value-type="string">
                <text:p>#2</text:p>
                <draw:g>
                  <svg:desc>Sheet1.E34:Sheet1.E34</svg:desc>
                </draw:g>
              </table:table-cell>
              <table:table-cell office:value-type="string">
                <text:p>#3</text:p>
                <draw:g>
                  <svg:desc>Sheet1.F34:Sheet1.F34</svg:desc>
                </draw:g>
              </table:table-cell>
              <table:table-cell office:value-type="string">
                <text:p>#4</text:p>
                <draw:g>
                  <svg:desc>Sheet1.G34:Sheet1.G34</svg:desc>
                </draw:g>
              </table:table-cell>
              <table:table-cell office:value-type="string">
                <text:p>#5</text:p>
                <draw:g>
                  <svg:desc>Sheet1.H34:Sheet1.H34</svg:desc>
                </draw:g>
              </table:table-cell>
            </table:table-row>
          </table:table-header-rows>
          <table:table-rows>
            <table:table-row>
              <table:table-cell office:value-type="string">
                <text:p>5numbers.txt</text:p>
                <draw:g>
                  <svg:desc>Sheet1.B35:Sheet1.B39</svg:desc>
                </draw:g>
              </table:table-cell>
              <table:table-cell office:value-type="float" office:value="0.000001148">
                <text:p>0.000001148</text:p>
                <draw:g>
                  <svg:desc>Sheet1.C35:Sheet1.C39</svg:desc>
                </draw:g>
              </table:table-cell>
              <table:table-cell office:value-type="float" office:value="0.000003276">
                <text:p>0.000003276</text:p>
                <draw:g>
                  <svg:desc>Sheet1.D35:Sheet1.D39</svg:desc>
                </draw:g>
              </table:table-cell>
              <table:table-cell office:value-type="float" office:value="0.00026451">
                <text:p>0.00026451</text:p>
                <draw:g>
                  <svg:desc>Sheet1.E35:Sheet1.E39</svg:desc>
                </draw:g>
              </table:table-cell>
              <table:table-cell office:value-type="float" office:value="0.000341159">
                <text:p>0.000341159</text:p>
                <draw:g>
                  <svg:desc>Sheet1.F35:Sheet1.F39</svg:desc>
                </draw:g>
              </table:table-cell>
              <table:table-cell office:value-type="float" office:value="0.000358084">
                <text:p>0.000358084</text:p>
                <draw:g>
                  <svg:desc>Sheet1.G35:Sheet1.G39</svg:desc>
                </draw:g>
              </table:table-cell>
              <table:table-cell office:value-type="float" office:value="0.000452074">
                <text:p>0.000452074</text:p>
                <draw:g>
                  <svg:desc>Sheet1.H35:Sheet1.H39</svg:desc>
                </draw:g>
              </table:table-cell>
            </table:table-row>
            <table:table-row>
              <table:table-cell office:value-type="string">
                <text:p>1000numbers.txt</text:p>
              </table:table-cell>
              <table:table-cell office:value-type="float" office:value="0.00002246">
                <text:p>0.00002246</text:p>
              </table:table-cell>
              <table:table-cell office:value-type="float" office:value="0.000028749">
                <text:p>0.000028749</text:p>
              </table:table-cell>
              <table:table-cell office:value-type="float" office:value="0.000330126">
                <text:p>0.000330126</text:p>
              </table:table-cell>
              <table:table-cell office:value-type="float" office:value="0.000339177">
                <text:p>0.000339177</text:p>
              </table:table-cell>
              <table:table-cell office:value-type="float" office:value="0.00045616">
                <text:p>0.00045616</text:p>
              </table:table-cell>
              <table:table-cell office:value-type="float" office:value="0.000531875">
                <text:p>0.000531875</text:p>
              </table:table-cell>
            </table:table-row>
            <table:table-row>
              <table:table-cell office:value-type="string">
                <text:p>10000numbers.txt</text:p>
              </table:table-cell>
              <table:table-cell office:value-type="float" office:value="0.000210919">
                <text:p>0.000210919</text:p>
              </table:table-cell>
              <table:table-cell office:value-type="float" office:value="0.000242763">
                <text:p>0.000242763</text:p>
              </table:table-cell>
              <table:table-cell office:value-type="float" office:value="0.000459286">
                <text:p>0.000459286</text:p>
              </table:table-cell>
              <table:table-cell office:value-type="float" office:value="0.000539421">
                <text:p>0.000539421</text:p>
              </table:table-cell>
              <table:table-cell office:value-type="float" office:value="0.00063019">
                <text:p>0.00063019</text:p>
              </table:table-cell>
              <table:table-cell office:value-type="float" office:value="0.000743418">
                <text:p>0.000743418</text:p>
              </table:table-cell>
            </table:table-row>
            <table:table-row>
              <table:table-cell office:value-type="string">
                <text:p>100000numbers.txt</text:p>
              </table:table-cell>
              <table:table-cell office:value-type="float" office:value="0.001954441">
                <text:p>0.001954441</text:p>
              </table:table-cell>
              <table:table-cell office:value-type="float" office:value="0.002473316">
                <text:p>0.002473316</text:p>
              </table:table-cell>
              <table:table-cell office:value-type="float" office:value="0.002575108">
                <text:p>0.002575108</text:p>
              </table:table-cell>
              <table:table-cell office:value-type="float" office:value="0.002713138">
                <text:p>0.002713138</text:p>
              </table:table-cell>
              <table:table-cell office:value-type="float" office:value="0.00283204">
                <text:p>0.00283204</text:p>
              </table:table-cell>
              <table:table-cell office:value-type="float" office:value="0.002778144">
                <text:p>0.002778144</text:p>
              </table:table-cell>
            </table:table-row>
            <table:table-row>
              <table:table-cell office:value-type="string">
                <text:p>1000000numbers.txt</text:p>
              </table:table-cell>
              <table:table-cell office:value-type="float" office:value="0.020699272">
                <text:p>0.020699272</text:p>
              </table:table-cell>
              <table:table-cell office:value-type="float" office:value="0.024801032">
                <text:p>0.024801032</text:p>
              </table:table-cell>
              <table:table-cell office:value-type="float" office:value="0.024259644">
                <text:p>0.024259644</text:p>
              </table:table-cell>
              <table:table-cell office:value-type="float" office:value="0.026289818">
                <text:p>0.026289818</text:p>
              </table:table-cell>
              <table:table-cell office:value-type="float" office:value="0.026006108">
                <text:p>0.026006108</text:p>
              </table:table-cell>
              <table:table-cell office:value-type="float" office:value="0.026854152">
                <text:p>0.02685415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3"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bar" chart:style-name="ch1">
        <chart:title svg:x="5.218cm" svg:y="0.316cm" chart:style-name="ch2">
          <text:p>Ada tasked_array_sum Bar</text:p>
        </chart:title>
        <chart:legend chart:legend-position="top" svg:x="4.58cm" svg:y="1.28cm" style:legend-expansion="wide" chart:style-name="ch3"/>
        <chart:plot-area chart:style-name="ch4" table:cell-range-address="Sheet1.B18:Sheet1.H23" chart:data-source-has-labels="both" svg:x="0.32cm" svg:y="2.058cm" svg:width="15.36cm" svg:height="6.762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726cm" svg:y="2.058cm" svg:width="13.831cm" svg:height="3.97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Sheet1.B19:Sheet1.B23"/>
          </chart:axis>
          <chart:axis chart:dimension="y" chart:name="primary-y" chart:style-name="ch6">
            <chart:grid chart:style-name="ch7" chart:class="major"/>
          </chart:axis>
          <chart:axis chart:dimension="z" chart:name="primary-z" chart:style-name="ch5"/>
          <chart:series chart:style-name="ch8" chart:values-cell-range-address="Sheet1.C19:Sheet1.C23" chart:label-cell-address="Sheet1.C18:Sheet1.C18" chart:class="chart:bar">
            <chart:data-point chart:repeated="5"/>
          </chart:series>
          <chart:series chart:style-name="ch9" chart:values-cell-range-address="Sheet1.D19:Sheet1.D23" chart:label-cell-address="Sheet1.D18:Sheet1.D18" chart:class="chart:bar">
            <chart:data-point chart:repeated="5"/>
          </chart:series>
          <chart:series chart:style-name="ch10" chart:values-cell-range-address="Sheet1.E19:Sheet1.E23" chart:label-cell-address="Sheet1.E18:Sheet1.E18" chart:class="chart:bar">
            <chart:data-point chart:repeated="5"/>
          </chart:series>
          <chart:series chart:style-name="ch11" chart:values-cell-range-address="Sheet1.F19:Sheet1.F23" chart:label-cell-address="Sheet1.F18:Sheet1.F18" chart:class="chart:bar">
            <chart:data-point chart:repeated="5"/>
          </chart:series>
          <chart:series chart:style-name="ch12" chart:values-cell-range-address="Sheet1.G19:Sheet1.G23" chart:label-cell-address="Sheet1.G18:Sheet1.G18" chart:class="chart:bar">
            <chart:data-point chart:repeated="5"/>
          </chart:series>
          <chart:series chart:style-name="ch13" chart:values-cell-range-address="Sheet1.H19:Sheet1.H23" chart:label-cell-address="Sheet1.H18:Sheet1.H18" chart:class="chart:ba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Array_Sum</text:p>
                <draw:g>
                  <svg:desc>Sheet1.C18:Sheet1.C18</svg:desc>
                </draw:g>
              </table:table-cell>
              <table:table-cell office:value-type="string">
                <text:p>#1</text:p>
                <draw:g>
                  <svg:desc>Sheet1.D18:Sheet1.D18</svg:desc>
                </draw:g>
              </table:table-cell>
              <table:table-cell office:value-type="string">
                <text:p>#2</text:p>
                <draw:g>
                  <svg:desc>Sheet1.E18:Sheet1.E18</svg:desc>
                </draw:g>
              </table:table-cell>
              <table:table-cell office:value-type="string">
                <text:p>#3</text:p>
                <draw:g>
                  <svg:desc>Sheet1.F18:Sheet1.F18</svg:desc>
                </draw:g>
              </table:table-cell>
              <table:table-cell office:value-type="string">
                <text:p>#4</text:p>
                <draw:g>
                  <svg:desc>Sheet1.G18:Sheet1.G18</svg:desc>
                </draw:g>
              </table:table-cell>
              <table:table-cell office:value-type="string">
                <text:p>#5</text:p>
                <draw:g>
                  <svg:desc>Sheet1.H18:Sheet1.H18</svg:desc>
                </draw:g>
              </table:table-cell>
            </table:table-row>
          </table:table-header-rows>
          <table:table-rows>
            <table:table-row>
              <table:table-cell office:value-type="string">
                <text:p>5numbers.txt</text:p>
                <draw:g>
                  <svg:desc>Sheet1.B19:Sheet1.B23</svg:desc>
                </draw:g>
              </table:table-cell>
              <table:table-cell office:value-type="float" office:value="0.000000821">
                <text:p>0.000000821</text:p>
                <draw:g>
                  <svg:desc>Sheet1.C19:Sheet1.C23</svg:desc>
                </draw:g>
              </table:table-cell>
              <table:table-cell office:value-type="float" office:value="0.000012023">
                <text:p>0.000012023</text:p>
                <draw:g>
                  <svg:desc>Sheet1.D19:Sheet1.D23</svg:desc>
                </draw:g>
              </table:table-cell>
              <table:table-cell office:value-type="float" office:value="0.000376663">
                <text:p>0.000376663</text:p>
                <draw:g>
                  <svg:desc>Sheet1.E19:Sheet1.E23</svg:desc>
                </draw:g>
              </table:table-cell>
              <table:table-cell office:value-type="float" office:value="0.000650893">
                <text:p>0.000650893</text:p>
                <draw:g>
                  <svg:desc>Sheet1.F19:Sheet1.F23</svg:desc>
                </draw:g>
              </table:table-cell>
              <table:table-cell office:value-type="float" office:value="0.001197044">
                <text:p>0.001197044</text:p>
                <draw:g>
                  <svg:desc>Sheet1.G19:Sheet1.G23</svg:desc>
                </draw:g>
              </table:table-cell>
              <table:table-cell office:value-type="float" office:value="0.001182201">
                <text:p>0.001182201</text:p>
                <draw:g>
                  <svg:desc>Sheet1.H19:Sheet1.H23</svg:desc>
                </draw:g>
              </table:table-cell>
            </table:table-row>
            <table:table-row>
              <table:table-cell office:value-type="string">
                <text:p>1000numbers.txt</text:p>
              </table:table-cell>
              <table:table-cell office:value-type="float" office:value="0.000010922">
                <text:p>0.000010922</text:p>
              </table:table-cell>
              <table:table-cell office:value-type="float" office:value="0.000004844">
                <text:p>0.000004844</text:p>
              </table:table-cell>
              <table:table-cell office:value-type="float" office:value="0.000602974">
                <text:p>0.000602974</text:p>
              </table:table-cell>
              <table:table-cell office:value-type="float" office:value="0.000970656">
                <text:p>0.000970656</text:p>
              </table:table-cell>
              <table:table-cell office:value-type="float" office:value="0.00101647">
                <text:p>0.00101647</text:p>
              </table:table-cell>
              <table:table-cell office:value-type="float" office:value="0.001348687">
                <text:p>0.001348687</text:p>
              </table:table-cell>
            </table:table-row>
            <table:table-row>
              <table:table-cell office:value-type="string">
                <text:p>10000numbers.txt</text:p>
              </table:table-cell>
              <table:table-cell office:value-type="float" office:value="0.000018582">
                <text:p>0.000018582</text:p>
              </table:table-cell>
              <table:table-cell office:value-type="float" office:value="0.00002195">
                <text:p>0.00002195</text:p>
              </table:table-cell>
              <table:table-cell office:value-type="float" office:value="0.000305204">
                <text:p>0.000305204</text:p>
              </table:table-cell>
              <table:table-cell office:value-type="float" office:value="0.000422146">
                <text:p>0.000422146</text:p>
              </table:table-cell>
              <table:table-cell office:value-type="float" office:value="0.000269311">
                <text:p>0.000269311</text:p>
              </table:table-cell>
              <table:table-cell office:value-type="float" office:value="0.000628029">
                <text:p>0.000628029</text:p>
              </table:table-cell>
            </table:table-row>
            <table:table-row>
              <table:table-cell office:value-type="string">
                <text:p>100000numbers.txt</text:p>
              </table:table-cell>
              <table:table-cell office:value-type="float" office:value="0.000190615">
                <text:p>0.000190615</text:p>
              </table:table-cell>
              <table:table-cell office:value-type="float" office:value="0.000193596">
                <text:p>0.000193596</text:p>
              </table:table-cell>
              <table:table-cell office:value-type="float" office:value="0.000292453">
                <text:p>0.000292453</text:p>
              </table:table-cell>
              <table:table-cell office:value-type="float" office:value="0.000522445">
                <text:p>0.000522445</text:p>
              </table:table-cell>
              <table:table-cell office:value-type="float" office:value="0.000412646">
                <text:p>0.000412646</text:p>
              </table:table-cell>
              <table:table-cell office:value-type="float" office:value="0.000470423">
                <text:p>0.000470423</text:p>
              </table:table-cell>
            </table:table-row>
            <table:table-row>
              <table:table-cell office:value-type="string">
                <text:p>1000000numbers.txt</text:p>
              </table:table-cell>
              <table:table-cell office:value-type="float" office:value="0.001909114">
                <text:p>0.001909114</text:p>
              </table:table-cell>
              <table:table-cell office:value-type="float" office:value="0.002066942">
                <text:p>0.002066942</text:p>
              </table:table-cell>
              <table:table-cell office:value-type="float" office:value="0.001359266">
                <text:p>0.001359266</text:p>
              </table:table-cell>
              <table:table-cell office:value-type="float" office:value="0.00110609">
                <text:p>0.00110609</text:p>
              </table:table-cell>
              <table:table-cell office:value-type="float" office:value="0.001077496">
                <text:p>0.001077496</text:p>
              </table:table-cell>
              <table:table-cell office:value-type="float" office:value="0.00103655">
                <text:p>0.00103655</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